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Verdana1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3b" style:font-name="Verdana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style:font-name="Verdana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normal" fo:background-color="#ffff9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2223b" style:font-name="Verdana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3b" style:font-name="Verdana" fo:font-size="12pt" fo:letter-spacing="normal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Verdana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000000" style:text-line-through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blinking="false"/>
    </style:style>
    <style:style style:name="T3" style:family="text">
      <style:text-properties fo:font-variant="normal" fo:text-transform="none" fo:color="#000000" style:text-line-through-style="none" fo:font-style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Verdana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Verdana1" fo:font-size="11.25pt" fo:letter-spacing="normal" fo:font-style="normal"/>
    </style:style>
    <style:style style:name="T6" style:family="text">
      <style:text-properties fo:font-variant="normal" fo:text-transform="none" fo:color="#000000" style:font-name="Verdana1" fo:font-size="11.25pt" fo:letter-spacing="normal" fo:font-style="normal" fo:background-color="#ffff99"/>
    </style:style>
    <style:style style:name="T7" style:family="text">
      <style:text-properties fo:font-variant="normal" fo:text-transform="none" fo:color="#000000" style:font-name="Verdana1" fo:font-size="11.25pt" fo:letter-spacing="normal" fo:font-style="normal" style:text-underline-style="none"/>
    </style:style>
    <style:style style:name="T8" style:family="text">
      <style:text-properties fo:font-variant="normal" fo:text-transform="none" fo:color="#000000" style:font-name="Verdana1" fo:font-size="11.25pt" fo:letter-spacing="normal" fo:font-style="normal" style:text-underline-style="none" fo:background-color="#ffff99"/>
    </style:style>
    <style:style style:name="T9" style:family="text">
      <style:text-properties fo:font-variant="normal" fo:text-transform="none" fo:color="#22223b" fo:letter-spacing="normal" fo:font-style="normal"/>
    </style:style>
    <style:style style:name="T10" style:family="text">
      <style:text-properties fo:font-variant="normal" fo:text-transform="none" fo:color="#22223b" style:font-name="Verdana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2223b" style:font-name="Verdana" fo:font-size="12pt" fo:letter-spacing="normal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13" style:family="text">
      <style:text-properties fo:font-variant="normal" fo:text-transform="none" fo:color="#212121" style:font-name="Verdana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4" style:family="text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font-name="Verdana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16" style:family="text">
      <style:text-properties style:font-name="Verdana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T17" style:family="text">
      <style:text-properties fo:background-color="#ffff00"/>
    </style:style>
    <style:style style:name="T18" style:family="text">
      <style:text-properties style:text-underline-style="none"/>
    </style:style>
    <style:style style:name="T19" style:family="text">
      <style:text-properties fo:background-color="#ffff99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CSS Cheatsheet – Text</text:p>
      <text:p text:style-name="P1"/>
      <text:p text:style-name="P2">Sections:</text:p>
      <text:list xml:id="list4116651784899652032" text:style-name="L1">
        <text:list-item>
          <text:p text:style-name="P11">Intro</text:p>
        </text:list-item>
        <text:list-item>
          <text:p text:style-name="P11">Text</text:p>
        </text:list-item>
        <text:list-item>
          <text:p text:style-name="P11">Font Stack</text:p>
        </text:list-item>
        <text:list-item>
          <text:p text:style-name="P11">Font Styles</text:p>
        </text:list-item>
        <text:list-item>
          <text:p text:style-name="P11">Text Layout</text:p>
        </text:list-item>
        <text:list-item>
          <text:p text:style-name="P11">Font</text:p>
        </text:list-item>
      </text:list>
      <text:p text:style-name="P2"/>
      <text:p text:style-name="P3">[Section 1 = Intro]</text:p>
      <text:p text:style-name="P2"/>
      <text:p text:style-name="P5">The road so far...</text:p>
      <text:p text:style-name="P4"/>
      <text:p text:style-name="P8">My series of cheatsheets have led me through the design process of laying out and positioning elements on the page, and how best to select the elements to apply styling. </text:p>
      <text:p text:style-name="P8"/>
      <text:p text:style-name="P2"><text:span text:style-name="T9">Now that I have my building blocks in place and my background set it is time to look at a very simple but possibly the most important type of content on any project....the text.</text:span> </text:p>
      <text:p text:style-name="P2"/>
      <text:p text:style-name="P8"><text:bookmark text:name="docs-internal-guid-9113d7ea-7fff-18fe-822b-46c7a394b137"/>All text inside an element is all affected as one single entity (only &amp;lt;span&amp;gt;, &amp;lt;strong&lt;&amp;gt; , and similar, or pseudo-elements (::first-letter) can be used to style subsections of text)</text:p>
      <text:p text:style-name="Text_20_body"><text:line-break/></text:p>
      <text:p text:style-name="P3">[Section 2 = Text]</text:p>
      <text:p text:style-name="P2"/>
      <text:p text:style-name="P5">All things text</text:p>
      <text:p text:style-name="P2"/>
      <text:p text:style-name="P2">The majority of text will be written as plain text when coding in HTML but there are a few special characters to keep in mind.</text:p>
      <text:p text:style-name="P2"/>
      <text:p text:style-name="P2"/>
      <text:p text:style-name="P2"><text:bookmark text:name="docs-internal-guid-170d07d3-7fff-2ac4-ac89-1afcaf11d0ab"/><text:span text:style-name="T3">&lt;</text:span><text:span text:style-name="T1"> <text:tab/></text:span><text:span text:style-name="T3">&amp;lt;</text:span></text:p>
      <text:p text:style-name="P7"><text:span text:style-name="T3">&gt;</text:span><text:span text:style-name="T1"> </text:span><text:span text:style-name="T4"><text:tab/>&amp;gt;</text:span></text:p>
      <text:p text:style-name="P2"><text:span text:style-name="T1">“ <text:tab/></text:span><text:span text:style-name="T3">&amp;quot;</text:span></text:p>
      <text:p text:style-name="P2"><text:span text:style-name="T3">'</text:span><text:span text:style-name="T1"> <text:tab/></text:span><text:span text:style-name="T3">&amp;apos;</text:span></text:p>
      <text:p text:style-name="P2"><text:span text:style-name="T3">&amp;</text:span><text:span text:style-name="T1"> <text:tab/></text:span><text:span text:style-name="T3">&amp;amp;</text:span> </text:p>
      <text:p text:style-name="P2"/>
      <text:p text:style-name="P2"/>
      <text:p text:style-name="P3">[Section 3 = Font Stack]</text:p>
      <text:p text:style-name="P3"/>
      <text:p text:style-name="P5">Font Stack</text:p>
      <text:p text:style-name="P5"/>
      <text:p text:style-name="P2"/>
      <text:p text:style-name="P2">At the most basic level fonts can be:</text:p>
      <text:p text:style-name="P2"><text:soft-page-break/></text:p>
      <text:p text:style-name="P2">san-serif</text:p>
      <text:p text:style-name="P2">serif</text:p>
      <text:p text:style-name="P2">monospace</text:p>
      <text:p text:style-name="P2">fantasy</text:p>
      <text:p text:style-name="P2">script/cursive</text:p>
      <text:p text:style-name="P2"/>
      <text:p text:style-name="P2">Web safe fonts (pre-installed in most O.S but some are Windows only or MAC only) used mainly for fallback in font stacks if the imported font or primary font is not supported.</text:p>
      <text:p text:style-name="P2"/>
      <text:p text:style-name="P6">San-serif</text:p>
      <text:p text:style-name="P6"/>
      <text:p text:style-name="P2">Arial</text:p>
      <text:p text:style-name="P2">Arial Black</text:p>
      <text:p text:style-name="P2">Arial Narrow</text:p>
      <text:p text:style-name="P2">Arial Rounded MT Bold</text:p>
      <text:p text:style-name="P2">Avant Garde</text:p>
      <text:p text:style-name="P2">Calibri</text:p>
      <text:p text:style-name="P2">Candara</text:p>
      <text:p text:style-name="P2">Century Gothic</text:p>
      <text:p text:style-name="P2">Franklin Gothic Medium</text:p>
      <text:p text:style-name="P2">Futura</text:p>
      <text:p text:style-name="P2">Geneva</text:p>
      <text:p text:style-name="P2">Gill Sans</text:p>
      <text:p text:style-name="P2">Helvetica</text:p>
      <text:p text:style-name="P2">Impact</text:p>
      <text:p text:style-name="P2">Lucinda Grande</text:p>
      <text:p text:style-name="P2">Optima</text:p>
      <text:p text:style-name="P2">Segoe UI</text:p>
      <text:p text:style-name="P2">Tahoma</text:p>
      <text:p text:style-name="P2">Trebuchet MS</text:p>
      <text:p text:style-name="P2">Verdana</text:p>
      <text:p text:style-name="P2"/>
      <text:p text:style-name="P6">Serif</text:p>
      <text:p text:style-name="P2"/>
      <text:p text:style-name="P2">Big Caslon</text:p>
      <text:p text:style-name="P2">Bodoni MT</text:p>
      <text:p text:style-name="P2">Book Antiqua</text:p>
      <text:p text:style-name="P2">Calisto MT</text:p>
      <text:p text:style-name="P2">Cambria</text:p>
      <text:p text:style-name="P2">Didot</text:p>
      <text:p text:style-name="P2">Garamund</text:p>
      <text:p text:style-name="P2">Georgia</text:p>
      <text:p text:style-name="P2">Goudy Old Style</text:p>
      <text:p text:style-name="P2">Hoefler Text</text:p>
      <text:p text:style-name="P2">Lucida Bright</text:p>
      <text:p text:style-name="P2">Palatino</text:p>
      <text:p text:style-name="P2">Perpetua</text:p>
      <text:p text:style-name="P2"><text:soft-page-break/>Rockwell</text:p>
      <text:p text:style-name="P2">Rockwell Extra Bold</text:p>
      <text:p text:style-name="P2">Baskerville</text:p>
      <text:p text:style-name="P2">Times New Roman</text:p>
      <text:p text:style-name="P2"/>
      <text:p text:style-name="P6">Monospaced</text:p>
      <text:p text:style-name="P2"/>
      <text:p text:style-name="P2">Consolas</text:p>
      <text:p text:style-name="P2">Courier New</text:p>
      <text:p text:style-name="P2">Lucida Console</text:p>
      <text:p text:style-name="P2">Lucida Sans Typewriter</text:p>
      <text:p text:style-name="P2">Monaco</text:p>
      <text:p text:style-name="P2">Anadle Mono</text:p>
      <text:p text:style-name="P2"/>
      <text:p text:style-name="P6">Fantasy</text:p>
      <text:p text:style-name="P2"/>
      <text:p text:style-name="P2">Copperplate</text:p>
      <text:p text:style-name="P2">Papyrus</text:p>
      <text:p text:style-name="P2"/>
      <text:p text:style-name="P6">Script</text:p>
      <text:p text:style-name="P2"/>
      <text:p text:style-name="P2">Brush Script MT</text:p>
      <text:p text:style-name="P2"/>
      <text:p text:style-name="P2">Font Stack example:</text:p>
      <text:p text:style-name="P2"/>
      <text:p text:style-name="P9"><text:bookmark text:name="docs-internal-guid-fdbc050c-7fff-1950-77dd-69c6fcffbdd6"/>p {</text:p>
      <text:p text:style-name="P9">font-family: “Trebuchet MS”, Verdana,sans-serif;</text:p>
      <text:p text:style-name="P9">}</text:p>
      <text:p text:style-name="P3"/>
      <text:p text:style-name="P3"/>
      <text:p text:style-name="P3">[Section 4 = Font Style]</text:p>
      <text:p text:style-name="P3"/>
      <text:p text:style-name="P5">Font Style</text:p>
      <text:p text:style-name="P5"/>
      <text:p text:style-name="P2">Subsection:</text:p>
      <text:list xml:id="list2018261953343624172" text:style-name="L2">
        <text:list-item>
          <text:p text:style-name="P12">Font Size</text:p>
        </text:list-item>
        <text:list-item>
          <text:p text:style-name="P12">Font Style</text:p>
        </text:list-item>
        <text:list-item>
          <text:p text:style-name="P12">Font Weight</text:p>
        </text:list-item>
        <text:list-item>
          <text:p text:style-name="P12">Text transform</text:p>
        </text:list-item>
        <text:list-item>
          <text:p text:style-name="P12">Text decoration</text:p>
        </text:list-item>
        <text:list-item>
          <text:p text:style-name="P12">Text drop shadows</text:p>
        </text:list-item>
      </text:list>
      <text:p text:style-name="P5"/>
      <text:p text:style-name="P6">Font Size</text:p>
      <text:p text:style-name="P6"/>
      <text:p text:style-name="P2"/>
      <text:p text:style-name="P2">The default font-size for html is 16px which looks like this:</text:p>
      <text:p text:style-name="P2"/>
      <text:p text:style-name="P2"><text:span text:style-name="T9">&amp;lt;h1&amp;gt;</text:span></text:p>
      <text:p text:style-name="P8">&amp;lt;h2&amp;gt;</text:p>
      <text:p text:style-name="P8"><text:soft-page-break/>&amp;lt;h3&amp;gt;</text:p>
      <text:p text:style-name="P8">&amp;lt;h4&amp;gt;</text:p>
      <text:p text:style-name="P8">&amp;lt;h5&amp;gt;</text:p>
      <text:p text:style-name="P8">&amp;lt;h6&amp;gt;</text:p>
      <text:p text:style-name="P8">&amp;lt;p&amp;gt;</text:p>
      <text:p text:style-name="P8"/>
      <text:p text:style-name="P8">Font Size is commonly set as px, em, rem, vw, ch or pt (print view)</text:p>
      <text:p text:style-name="P8"/>
      <text:p text:style-name="P8">To make font-size responsive we can use clamp...</text:p>
      <text:p text:style-name="P8"/>
      <text:p text:style-name="P8">font-size: clamp(1rem, 2.5vw, 2rem); </text:p>
      <text:p text:style-name="P6"/>
      <text:p text:style-name="P6">Font Style</text:p>
      <text:p text:style-name="P6"/>
      <text:list xml:id="list38261454464421317" text:style-name="L3">
        <text:list-item>
          <text:p text:style-name="P13">Normal</text:p>
        </text:list-item>
        <text:list-item>
          <text:p text:style-name="P13">Italic</text:p>
        </text:list-item>
        <text:list-item>
          <text:p text:style-name="P13">Oblique</text:p>
        </text:list-item>
      </text:list>
      <text:p text:style-name="P2"/>
      <text:p text:style-name="P6">Font Weight</text:p>
      <text:p text:style-name="P6"/>
      <text:list xml:id="list6477140139919615856" text:style-name="L4">
        <text:list-item>
          <text:p text:style-name="P14">normal</text:p>
        </text:list-item>
        <text:list-item>
          <text:p text:style-name="P14">bold</text:p>
        </text:list-item>
        <text:list-item>
          <text:p text:style-name="P14">lighter</text:p>
        </text:list-item>
        <text:list-item>
          <text:p text:style-name="P14">bolder</text:p>
        </text:list-item>
        <text:list-item>
          <text:p text:style-name="P14">100-900</text:p>
        </text:list-item>
      </text:list>
      <text:p text:style-name="P2"/>
      <text:p text:style-name="P6">Text Transform</text:p>
      <text:p text:style-name="P2"/>
      <text:list xml:id="list5151304256076409919" text:style-name="L5">
        <text:list-item>
          <text:p text:style-name="P15">none</text:p>
        </text:list-item>
        <text:list-item>
          <text:p text:style-name="P15">uppercase</text:p>
        </text:list-item>
        <text:list-item>
          <text:p text:style-name="P15">lowercase</text:p>
        </text:list-item>
        <text:list-item>
          <text:p text:style-name="P15">capitalize</text:p>
        </text:list-item>
        <text:list-item>
          <text:p text:style-name="P15">full-width</text:p>
          <text:p text:style-name="P15"/>
        </text:list-item>
      </text:list>
      <text:p text:style-name="P6">Text Decoration</text:p>
      <text:p text:style-name="P6"/>
      <text:list xml:id="list3142653312525175646" text:style-name="L6">
        <text:list-item>
          <text:p text:style-name="P16">text-decoration-line</text:p>
          <text:list>
            <text:list-item>
              <text:p text:style-name="P16">none</text:p>
            </text:list-item>
            <text:list-item>
              <text:p text:style-name="P16">underline</text:p>
            </text:list-item>
            <text:list-item>
              <text:p text:style-name="P16">overline</text:p>
            </text:list-item>
            <text:list-item>
              <text:p text:style-name="P16">line-through</text:p>
            </text:list-item>
          </text:list>
        </text:list-item>
        <text:list-item>
          <text:p text:style-name="P16">text-decoration-style</text:p>
          <text:list>
            <text:list-item>
              <text:p text:style-name="P16">solid</text:p>
            </text:list-item>
            <text:list-item>
              <text:p text:style-name="P16">double</text:p>
            </text:list-item>
            <text:list-item>
              <text:p text:style-name="P16">dotted</text:p>
            </text:list-item>
            <text:list-item>
              <text:p text:style-name="P16">dashed</text:p>
            </text:list-item>
            <text:list-item>
              <text:p text:style-name="P16">wavy</text:p>
            </text:list-item>
          </text:list>
        </text:list-item>
        <text:list-item>
          <text:p text:style-name="P16">text-underline-offset</text:p>
          <text:list>
            <text:list-item>
              <text:p text:style-name="P16">auto</text:p>
            </text:list-item>
            <text:list-item>
              <text:p text:style-name="P16"><text:soft-page-break/>set by pixel (example of pgq not having tails cut)</text:p>
            </text:list-item>
          </text:list>
        </text:list-item>
        <text:list-item>
          <text:p text:style-name="P16">text-decoration-color</text:p>
          <text:p text:style-name="P16"/>
        </text:list-item>
      </text:list>
      <text:p text:style-name="P6">Text Drop Shadows</text:p>
      <text:p text:style-name="P5"/>
      <text:p text:style-name="P5"/>
      <text:p text:style-name="P3">[Section 5 = Text Layout]</text:p>
      <text:p text:style-name="P3"/>
      <text:p text:style-name="P8"><text:bookmark text:name="docs-internal-guid-629961eb-7fff-e694-ee59-6c8a6e69659e"/>Text drop shadows use 4 properties:</text:p>
      <text:p text:style-name="P8"/>
      <text:p text:style-name="P25">text-shadow: 4px 4px 5 px red;</text:p>
      <text:p text:style-name="P8"/>
      <text:p text:style-name="P8">1-The horizontal offset of the shadow from the original text</text:p>
      <text:p text:style-name="P8">2-The vertical offset of the shadow from the original text</text:p>
      <text:p text:style-name="P8">3-The blur radius (default = 0)</text:p>
      <text:p text:style-name="P8">4-Base colour (default = black)</text:p>
      <text:p text:style-name="P7"><text:span text:style-name="T10"/></text:p>
      <text:p text:style-name="P7"><text:span text:style-name="T10">Multiple shadows can be added:</text:span></text:p>
      <text:p text:style-name="P7"><text:line-break/><text:span text:style-name="T11">text-shadow: -1px -1px 1px #aaa;</text:span></text:p>
      <text:p text:style-name="P25">0px 4px 1 px rgba(0,0,0,5),</text:p>
      <text:p text:style-name="P25">4px 4px 5px rgba(0,0,0,7),</text:p>
      <text:p text:style-name="P25">0px 0px 7px rgba(0,0,0,4);</text:p>
      <text:p text:style-name="P25"/>
      <text:p text:style-name="P4">Text Layout</text:p>
      <text:p text:style-name="P4"/>
      <text:p text:style-name="P2">Subsection:</text:p>
      <text:list xml:id="list36242095" text:continue-list="list2018261953343624172" text:style-name="L2">
        <text:list-item>
          <text:p text:style-name="P12">Alignment</text:p>
        </text:list-item>
        <text:list-item>
          <text:p text:style-name="P12">Line Height</text:p>
        </text:list-item>
        <text:list-item>
          <text:p text:style-name="P12">Letter Spacing</text:p>
        </text:list-item>
        <text:list-item>
          <text:p text:style-name="P12">Word Spacing</text:p>
        </text:list-item>
        <text:list-item>
          <text:p text:style-name="P12">Font Variant</text:p>
        </text:list-item>
        <text:list-item>
          <text:p text:style-name="P12">Font Kerning</text:p>
        </text:list-item>
        <text:list-item>
          <text:p text:style-name="P12">Layout styles</text:p>
        </text:list-item>
        <text:list-item>
          <text:p text:style-name="P12">Clamp</text:p>
        </text:list-item>
      </text:list>
      <text:p text:style-name="P2"/>
      <text:p text:style-name="P6">Alignment</text:p>
      <text:p text:style-name="P6"/>
      <text:p text:style-name="P2">Text can be aligned with <text:span text:style-name="T17">text-align</text:span> using these values:</text:p>
      <text:p text:style-name="P2"/>
      <text:list xml:id="list8451026823086977244" text:style-name="L7">
        <text:list-item>
          <text:p text:style-name="P17">right</text:p>
        </text:list-item>
        <text:list-item>
          <text:p text:style-name="P17">left</text:p>
        </text:list-item>
        <text:list-item>
          <text:p text:style-name="P17">center</text:p>
        </text:list-item>
        <text:list-item>
          <text:p text:style-name="P17">justify (use with caution)</text:p>
        </text:list-item>
      </text:list>
      <text:p text:style-name="P2"/>
      <text:p text:style-name="P6">Line Height</text:p>
      <text:p text:style-name="P6"/>
      <text:p text:style-name="P7"><text:span text:style-name="T14">Line Height as the name suggests sets the height of each line with </text:span><text:span text:style-name="T15">line-height</text:span><text:span text:style-name="T14"> using</text:span><text:span text:style-name="T4"> most size and length values and a unitless value (recommend 1.5-2)</text:span><text:span text:style-name="T14"> </text:span></text:p>
      <text:p text:style-name="P2"><text:soft-page-break/></text:p>
      <text:p text:style-name="P6">Letter Spacing</text:p>
      <text:p text:style-name="P6"/>
      <text:p text:style-name="P2">As the name suggests sets the space between letters with <text:span text:style-name="T17">letter-spacing</text:span> using<text:span text:style-name="T3"> most size and length values and is u</text:span>sed more for heading text than in blocks of text.</text:p>
      <text:p text:style-name="P2"/>
      <text:p text:style-name="P6">Word Spacing</text:p>
      <text:p text:style-name="P6"/>
      <text:p text:style-name="P2">Also as the name suggests sets the space between words with word<text:span text:style-name="T17">-spacing</text:span> using<text:span text:style-name="T3"> most size and length values. </text:span></text:p>
      <text:p text:style-name="P2"><text:span text:style-name="T3"/></text:p>
      <text:p text:style-name="P6"><text:span text:style-name="T3">Font Variant</text:span></text:p>
      <text:p text:style-name="P2"><text:span text:style-name="T3"/></text:p>
      <text:p text:style-name="P2"><text:span text:style-name="T3">Switch between small caps and normal font.</text:span></text:p>
      <text:p text:style-name="P2"><text:span text:style-name="T3"/></text:p>
      <text:p text:style-name="P18"><text:span text:style-name="T2">font-variant: small-caps;</text:span></text:p>
      <text:p text:style-name="P18"><text:span text:style-name="T2">font-variant: normal;</text:span></text:p>
      <text:p text:style-name="P2"><text:span text:style-name="T3"/></text:p>
      <text:p text:style-name="P6"><text:span text:style-name="T3">Font Kerning</text:span></text:p>
      <text:p text:style-name="P6"><text:span text:style-name="T3"/></text:p>
      <text:p text:style-name="P2"><text:span text:style-name="T3">This sets the use of the kerning information stored in a font.</text:span></text:p>
      <text:p text:style-name="P2"><text:span text:style-name="T3"/></text:p>
      <text:p text:style-name="P18"><text:span text:style-name="T2">font-kerning: auto;</text:span></text:p>
      <text:p text:style-name="P18"><text:span text:style-name="T2">font-kerning: normal;</text:span></text:p>
      <text:p text:style-name="P18"><text:span text:style-name="T2">font-kerning: none;</text:span></text:p>
      <text:p text:style-name="P2"><text:span text:style-name="T3"/></text:p>
      <text:p text:style-name="P6">Text Indent</text:p>
      <text:p text:style-name="P2"/>
      <text:p text:style-name="P26">Sets how much horizontal space should be left before the beginning of the first line with <text:span text:style-name="T17">text-indent</text:span> using most size and length values. </text:p>
      <text:p text:style-name="P2"/>
      <text:p text:style-name="P6">White Space</text:p>
      <text:p text:style-name="P6"/>
      <text:p text:style-name="P2">As it sounds this is used to set how white space is handled</text:p>
      <text:p text:style-name="P6"/>
      <text:p text:style-name="P18">white-space: normal;</text:p>
      <text:p text:style-name="P18">white-space: nowrap;</text:p>
      <text:p text:style-name="P18">white-space: pre;</text:p>
      <text:p text:style-name="P18">white-space: pre-wrap;</text:p>
      <text:p text:style-name="P18">white-space: pre-line;</text:p>
      <text:p text:style-name="P18">white-space: break-spaces;</text:p>
      <text:p text:style-name="P6"/>
      <text:p text:style-name="P6">Text Overflow</text:p>
      <text:p text:style-name="P6"/>
      <text:p text:style-name="P2">This sets how hidden overflow content is signaled to users. The container also needs to have <text:span text:style-name="T17">overflow</text:span> and <text:span text:style-name="T17">white-space</text:span> set before text-overflow will take affect.</text:p>
      <text:p text:style-name="P2"/>
      <text:p text:style-name="P18"><text:soft-page-break/>div {</text:p>
      <text:p text:style-name="P18"><text:s text:c="2"/>white-space: nowrap;</text:p>
      <text:p text:style-name="P18"><text:s text:c="2"/>overflow: hidden;</text:p>
      <text:p text:style-name="P18"><text:s text:c="2"/>text-overflow: ellipsis;</text:p>
      <text:p text:style-name="P18">}</text:p>
      <text:p text:style-name="P18"/>
      <text:p text:style-name="P19">Values can be set as:</text:p>
      <text:list xml:id="list5373943369086755922" text:style-name="L8">
        <text:list-item>
          <text:p text:style-name="P20">clip</text:p>
        </text:list-item>
        <text:list-item>
          <text:p text:style-name="P20">ellipsis</text:p>
        </text:list-item>
        <text:list-item>
          <text:p text:style-name="P20">custom character</text:p>
        </text:list-item>
      </text:list>
      <text:p text:style-name="P19"/>
      <text:p text:style-name="P6"/>
      <text:p text:style-name="P6">Word Break</text:p>
      <text:p text:style-name="P6"/>
      <text:p text:style-name="P2"><text:span text:style-name="T5">Using </text:span><text:span text:style-name="T6">word-break</text:span><text:span text:style-name="T5"> specifies how words should break when reaching the end of a line.</text:span> </text:p>
      <text:p text:style-name="P6"/>
      <text:p text:style-name="P19">Values can be set as:</text:p>
      <text:list xml:id="list36235115" text:continue-numbering="true" text:style-name="L8">
        <text:list-item>
          <text:p text:style-name="P20">normal</text:p>
        </text:list-item>
        <text:list-item>
          <text:p text:style-name="P20">keep all</text:p>
        </text:list-item>
        <text:list-item>
          <text:p text:style-name="P20">break all</text:p>
        </text:list-item>
      </text:list>
      <text:p text:style-name="P19"/>
      <text:p text:style-name="P6">Word Wrap</text:p>
      <text:p text:style-name="P6"/>
      <text:p text:style-name="P6"><text:span text:style-name="T7">Using </text:span><text:span text:style-name="T8">word-wrap can a</text:span><text:span text:style-name="T7">llow long words to be able to break and wrap onto the next line.</text:span></text:p>
      <text:p text:style-name="P6"><text:span text:style-name="T18"><text:s/></text:span></text:p>
      <text:p text:style-name="P21">word-wrap: normal;</text:p>
      <text:p text:style-name="P21">word-wrap: break-word;</text:p>
      <text:p text:style-name="P21"/>
      <text:p text:style-name="P6"/>
      <text:p text:style-name="P6">Writing Mode</text:p>
      <text:p text:style-name="P6"/>
      <text:p text:style-name="P2">This sets whether lines of text are laid out horizontally or vertically, as well as the direction in which blocks progress.</text:p>
      <text:p text:style-name="P21"/>
      <text:p text:style-name="P21">writing-mode: horizontal-tb;</text:p>
      <text:p text:style-name="P21">writing-mode: vertical-rl;</text:p>
      <text:p text:style-name="P21">writing-mode: vertical-lr;</text:p>
      <text:p text:style-name="P23"/>
      <text:p text:style-name="P6">Text Orientation</text:p>
      <text:p text:style-name="P6"/>
      <text:p text:style-name="P7"><text:span text:style-name="T14">This only </text:span><text:span text:style-name="T12">affects te</text:span><text:span text:style-name="T13">xt in vertical mode and </text:span><text:span text:style-name="T16">text-orientation</text:span><text:span text:style-name="T14"> can change the orientation (fpr example if a verticle table header was needed)</text:span></text:p>
      <text:p text:style-name="P6"/>
      <text:p text:style-name="P21">text-orientation: mixed;</text:p>
      <text:p text:style-name="P21">text-orientation: upright;</text:p>
      <text:p text:style-name="P21">text-orientation: sideways-right;</text:p>
      <text:p text:style-name="P21">text-orientation: sideways;</text:p>
      <text:p text:style-name="P6"/>
      <text:p text:style-name="P2"><text:soft-page-break/></text:p>
      <text:p text:style-name="P3">[Section 6 = Font]</text:p>
      <text:p text:style-name="P3"/>
      <text:p text:style-name="P3"/>
      <text:p text:style-name="P4">Font</text:p>
      <text:p text:style-name="P4"/>
      <text:p text:style-name="P2">Shorthand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Verdana1" svg:font-family="Verdana, sans-serif"/>
    <style:font-face style:name="arial" svg:font-family="arial, x-locale-bod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3-02T15:18:17.62</meta:creation-date>
    <dc:date>2021-03-04T16:00:21.65</dc:date>
    <dc:creator>Mary Ronan</dc:creator>
    <meta:editing-duration>PT1H56M52S</meta:editing-duration>
    <meta:editing-cycles>52</meta:editing-cycles>
    <meta:generator>OpenOffice/4.1.5$Win32 OpenOffice.org_project/415m1$Build-9789</meta:generator>
    <meta:document-statistic meta:table-count="0" meta:image-count="0" meta:object-count="0" meta:page-count="8" meta:paragraph-count="229" meta:word-count="904" meta:character-count="5303"/>
  </office:meta>
</office:document-meta>
</file>